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 style:writing-mode="page"/>
    </style:style>
    <style:style style:name="Table2.6" style:family="table-row">
      <style:table-row-properties style:min-row-height="1.064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 style:writing-mode="page"/>
    </style:style>
    <style:style style:name="Table3.5" style:family="table-row">
      <style:table-row-properties style:min-row-height="1.09cm"/>
    </style:style>
    <style:style style:name="Table3.6" style:family="table-row">
      <style:table-row-properties style:min-row-height="1.064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cm" fo:border="none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7f318" officeooo:paragraph-rsid="0008cccf"/>
    </style:style>
    <style:style style:name="P2" style:family="paragraph" style:parent-style-name="Table_20_Contents">
      <style:text-properties officeooo:rsid="0007f318" officeooo:paragraph-rsid="0008cccf"/>
    </style:style>
    <style:style style:name="P3" style:family="paragraph" style:parent-style-name="Standard">
      <style:text-properties officeooo:rsid="00067097" officeooo:paragraph-rsid="0008cccf"/>
    </style:style>
    <style:style style:name="P4" style:family="paragraph" style:parent-style-name="Table_20_Contents">
      <style:text-properties officeooo:paragraph-rsid="0008cccf"/>
    </style:style>
    <style:style style:name="P5" style:family="paragraph" style:parent-style-name="Standard">
      <style:text-properties officeooo:rsid="000a46bc" officeooo:paragraph-rsid="000a46bc"/>
    </style:style>
    <style:style style:name="P6" style:family="paragraph" style:parent-style-name="Table_20_Contents">
      <style:text-properties officeooo:rsid="000a46bc" officeooo:paragraph-rsid="000a46bc"/>
    </style:style>
    <style:style style:name="P7" style:family="paragraph" style:parent-style-name="Standard">
      <style:text-properties officeooo:paragraph-rsid="000f2749"/>
    </style:style>
    <style:style style:name="P8" style:family="paragraph" style:parent-style-name="Standard">
      <style:text-properties officeooo:rsid="000a46bc" officeooo:paragraph-rsid="000a46bc"/>
    </style:style>
    <style:style style:name="P9" style:family="paragraph" style:parent-style-name="Standard">
      <style:text-properties officeooo:rsid="000a46bc" officeooo:paragraph-rsid="00114454"/>
    </style:style>
    <style:style style:name="P10" style:family="paragraph" style:parent-style-name="Standard">
      <style:text-properties officeooo:rsid="000a46bc" officeooo:paragraph-rsid="00158720"/>
    </style:style>
    <style:style style:name="P11" style:family="paragraph" style:parent-style-name="Standard">
      <style:text-properties officeooo:rsid="000a46bc" officeooo:paragraph-rsid="001d3c2a"/>
    </style:style>
    <style:style style:name="P12" style:family="paragraph" style:parent-style-name="Standard">
      <style:text-properties officeooo:rsid="000a46bc" officeooo:paragraph-rsid="0020115d"/>
    </style:style>
    <style:style style:name="P13" style:family="paragraph" style:parent-style-name="Standard">
      <style:text-properties officeooo:rsid="001d3c2a" officeooo:paragraph-rsid="001d3c2a"/>
    </style:style>
    <style:style style:name="P14" style:family="paragraph" style:parent-style-name="Standard">
      <style:text-properties officeooo:rsid="001d3c2a" officeooo:paragraph-rsid="000a46bc"/>
    </style:style>
    <style:style style:name="P15" style:family="paragraph" style:parent-style-name="Standard">
      <style:text-properties officeooo:paragraph-rsid="0020115d"/>
    </style:style>
    <style:style style:name="P16" style:family="paragraph" style:parent-style-name="Standard">
      <style:text-properties officeooo:rsid="0022fde6" officeooo:paragraph-rsid="0022fde6"/>
    </style:style>
    <style:style style:name="P17" style:family="paragraph" style:parent-style-name="Table_20_Contents">
      <style:text-properties officeooo:rsid="00130785" officeooo:paragraph-rsid="00130785"/>
    </style:style>
    <style:style style:name="P18" style:family="paragraph" style:parent-style-name="Table_20_Contents">
      <style:text-properties officeooo:rsid="00130829" officeooo:paragraph-rsid="00130829"/>
    </style:style>
    <style:style style:name="P19" style:family="paragraph" style:parent-style-name="Table_20_Contents">
      <style:text-properties officeooo:rsid="00130829" officeooo:paragraph-rsid="00158720"/>
    </style:style>
    <style:style style:name="P20" style:family="paragraph" style:parent-style-name="Table_20_Contents">
      <style:text-properties officeooo:rsid="000d94fe" officeooo:paragraph-rsid="00114454"/>
    </style:style>
    <style:style style:name="P21" style:family="paragraph" style:parent-style-name="Table_20_Contents">
      <style:text-properties officeooo:rsid="000d94fe" officeooo:paragraph-rsid="00158720"/>
    </style:style>
    <style:style style:name="P22" style:family="paragraph" style:parent-style-name="Table_20_Contents">
      <style:text-properties officeooo:rsid="000d94fe" officeooo:paragraph-rsid="00195bde"/>
    </style:style>
    <style:style style:name="P23" style:family="paragraph" style:parent-style-name="Table_20_Contents">
      <style:text-properties officeooo:rsid="000d94fe" officeooo:paragraph-rsid="001bac4e"/>
    </style:style>
    <style:style style:name="P24" style:family="paragraph" style:parent-style-name="Table_20_Contents">
      <style:text-properties officeooo:rsid="000d94fe" officeooo:paragraph-rsid="001d3c2a"/>
    </style:style>
    <style:style style:name="P25" style:family="paragraph" style:parent-style-name="Table_20_Contents">
      <style:text-properties officeooo:rsid="000d94fe" officeooo:paragraph-rsid="0020115d"/>
    </style:style>
    <style:style style:name="P26" style:family="paragraph" style:parent-style-name="Table_20_Contents">
      <style:text-properties officeooo:rsid="000d94fe" officeooo:paragraph-rsid="00216140"/>
    </style:style>
    <style:style style:name="P27" style:family="paragraph" style:parent-style-name="Table_20_Contents">
      <style:text-properties officeooo:rsid="00138c7c" officeooo:paragraph-rsid="00138c7c"/>
    </style:style>
    <style:style style:name="P28" style:family="paragraph" style:parent-style-name="Table_20_Contents">
      <style:text-properties officeooo:rsid="00138c7c" officeooo:paragraph-rsid="00158720"/>
    </style:style>
    <style:style style:name="P29" style:family="paragraph" style:parent-style-name="Table_20_Contents">
      <style:text-properties officeooo:rsid="00138c7c" officeooo:paragraph-rsid="001b4c09"/>
    </style:style>
    <style:style style:name="P30" style:family="paragraph" style:parent-style-name="Table_20_Contents">
      <style:text-properties officeooo:paragraph-rsid="00114454"/>
    </style:style>
    <style:style style:name="P31" style:family="paragraph" style:parent-style-name="Table_20_Contents">
      <style:text-properties officeooo:rsid="0014b458" officeooo:paragraph-rsid="0014b458"/>
    </style:style>
    <style:style style:name="P32" style:family="paragraph" style:parent-style-name="Table_20_Contents">
      <style:text-properties officeooo:rsid="00115007" officeooo:paragraph-rsid="0014b458"/>
    </style:style>
    <style:style style:name="P33" style:family="paragraph" style:parent-style-name="Table_20_Contents">
      <style:text-properties officeooo:rsid="00115007" officeooo:paragraph-rsid="00115007"/>
    </style:style>
    <style:style style:name="P34" style:family="paragraph" style:parent-style-name="Table_20_Contents">
      <style:text-properties officeooo:rsid="000bb5c7" officeooo:paragraph-rsid="00114454"/>
    </style:style>
    <style:style style:name="P35" style:family="paragraph" style:parent-style-name="Table_20_Contents">
      <style:text-properties officeooo:rsid="000bb5c7" officeooo:paragraph-rsid="00158720"/>
    </style:style>
    <style:style style:name="P36" style:family="paragraph" style:parent-style-name="Table_20_Contents">
      <style:text-properties officeooo:rsid="000bb5c7" officeooo:paragraph-rsid="001d3c2a"/>
    </style:style>
    <style:style style:name="P37" style:family="paragraph" style:parent-style-name="Table_20_Contents">
      <style:text-properties officeooo:rsid="000bb5c7" officeooo:paragraph-rsid="0020115d"/>
    </style:style>
    <style:style style:name="P38" style:family="paragraph" style:parent-style-name="Table_20_Contents">
      <style:text-properties officeooo:rsid="00114454" officeooo:paragraph-rsid="00114454"/>
    </style:style>
    <style:style style:name="P39" style:family="paragraph" style:parent-style-name="Table_20_Contents">
      <style:text-properties officeooo:paragraph-rsid="00158720"/>
    </style:style>
    <style:style style:name="P40" style:family="paragraph" style:parent-style-name="Table_20_Contents">
      <style:text-properties officeooo:rsid="0015d4d8" officeooo:paragraph-rsid="0015d4d8"/>
    </style:style>
    <style:style style:name="P41" style:family="paragraph" style:parent-style-name="Table_20_Contents">
      <style:text-properties officeooo:rsid="0018db71" officeooo:paragraph-rsid="0018db71"/>
    </style:style>
    <style:style style:name="P42" style:family="paragraph" style:parent-style-name="Table_20_Contents">
      <style:text-properties officeooo:paragraph-rsid="00195bde"/>
    </style:style>
    <style:style style:name="P43" style:family="paragraph" style:parent-style-name="Table_20_Contents">
      <style:text-properties officeooo:rsid="001bac4e" officeooo:paragraph-rsid="001bac4e"/>
    </style:style>
    <style:style style:name="P44" style:family="paragraph" style:parent-style-name="Table_20_Contents">
      <style:text-properties officeooo:rsid="001d3c2a" officeooo:paragraph-rsid="001d3c2a"/>
    </style:style>
    <style:style style:name="P45" style:family="paragraph" style:parent-style-name="Table_20_Contents">
      <style:text-properties officeooo:rsid="001d3c2a" officeooo:paragraph-rsid="0020115d"/>
    </style:style>
    <style:style style:name="P46" style:family="paragraph" style:parent-style-name="Table_20_Contents">
      <style:text-properties officeooo:rsid="001e812d" officeooo:paragraph-rsid="001e812d"/>
    </style:style>
    <style:style style:name="P47" style:family="paragraph" style:parent-style-name="Table_20_Contents">
      <style:text-properties officeooo:rsid="001e812d" officeooo:paragraph-rsid="0020115d"/>
    </style:style>
    <style:style style:name="P48" style:family="paragraph" style:parent-style-name="Table_20_Contents">
      <style:text-properties officeooo:rsid="0020115d" officeooo:paragraph-rsid="0020115d"/>
    </style:style>
    <style:style style:name="P49" style:family="paragraph" style:parent-style-name="Table_20_Contents">
      <style:text-properties officeooo:rsid="00216140" officeooo:paragraph-rsid="00216140"/>
    </style:style>
    <style:style style:name="P50" style:family="paragraph" style:parent-style-name="Text_20_body" style:list-style-name="L2">
      <style:paragraph-properties fo:margin-top="0cm" fo:margin-bottom="0cm" style:contextual-spacing="false"/>
    </style:style>
    <style:style style:name="P51" style:family="paragraph" style:parent-style-name="Text_20_body" style:list-style-name="L3">
      <style:paragraph-properties fo:margin-top="0cm" fo:margin-bottom="0cm" style:contextual-spacing="false"/>
    </style:style>
    <style:style style:name="P52" style:family="paragraph" style:parent-style-name="Text_20_body" style:list-style-name="L4">
      <style:paragraph-properties fo:margin-top="0cm" fo:margin-bottom="0cm" style:contextual-spacing="false"/>
    </style:style>
    <style:style style:name="P53" style:family="paragraph" style:parent-style-name="Text_20_body" style:list-style-name="L5"/>
    <style:style style:name="P54" style:family="paragraph" style:parent-style-name="Text_20_body">
      <style:text-properties officeooo:rsid="000a46bc" officeooo:paragraph-rsid="00158720"/>
    </style:style>
    <style:style style:name="P55" style:family="paragraph" style:parent-style-name="Text_20_body">
      <style:text-properties officeooo:rsid="000a46bc" officeooo:paragraph-rsid="000a46bc"/>
    </style:style>
    <style:style style:name="P56" style:family="paragraph" style:parent-style-name="Text_20_body" style:list-style-name="L7">
      <style:paragraph-properties fo:margin-top="0cm" fo:margin-bottom="0cm" style:contextual-spacing="false"/>
    </style:style>
    <style:style style:name="P57" style:family="paragraph" style:parent-style-name="Text_20_body" style:list-style-name="L8">
      <style:paragraph-properties fo:margin-top="0cm" fo:margin-bottom="0cm" style:contextual-spacing="false"/>
    </style:style>
    <style:style style:name="P58" style:family="paragraph" style:parent-style-name="Text_20_body" style:list-style-name="L9"/>
    <style:style style:name="T1" style:family="text">
      <style:text-properties officeooo:rsid="000bb5c7"/>
    </style:style>
    <style:style style:name="T2" style:family="text">
      <style:text-properties officeooo:rsid="000d94fe"/>
    </style:style>
    <style:style style:name="T3" style:family="text">
      <style:text-properties officeooo:rsid="000f2749"/>
    </style:style>
    <style:style style:name="T4" style:family="text">
      <style:text-properties officeooo:rsid="001014be"/>
    </style:style>
    <style:style style:name="T5" style:family="text">
      <style:text-properties officeooo:rsid="00114454"/>
    </style:style>
    <style:style style:name="T6" style:family="text">
      <style:text-properties officeooo:rsid="00115007"/>
    </style:style>
    <style:style style:name="T7" style:family="text">
      <style:text-properties officeooo:rsid="00138c7c"/>
    </style:style>
    <style:style style:name="T8" style:family="text">
      <style:text-properties officeooo:rsid="0014b458"/>
    </style:style>
    <style:style style:name="T9" style:family="text">
      <style:text-properties officeooo:rsid="0018db71"/>
    </style:style>
    <style:style style:name="T10" style:family="text">
      <style:text-properties officeooo:rsid="00195bde"/>
    </style:style>
    <style:style style:name="T11" style:family="text">
      <style:text-properties officeooo:rsid="001b4c09"/>
    </style:style>
    <style:style style:name="T12" style:family="text">
      <style:text-properties officeooo:rsid="001bac4e"/>
    </style:style>
    <style:style style:name="T13" style:family="text">
      <style:text-properties officeooo:rsid="001e812d"/>
    </style:style>
    <style:style style:name="T14" style:family="text">
      <style:text-properties officeooo:rsid="0020115d"/>
    </style:style>
    <style:style style:name="T15" style:family="text">
      <style:text-properties officeooo:rsid="002161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od modularity means low coupling and high cohesion and not using global variables.</text:p>
      <text:p text:style-name="P3">The code was already pretty modular since it does not use any global variables, had high cohesion and low coupling. </text:p>
      <text:p text:style-name="P1">There is still some amount of coupling, as the generate maze functioncalls the character_converter function. But this is necessary as without the the program will fail to operate as required.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Item</text:p>
          </table:table-cell>
          <table:table-cell table:style-name="Table1.A1" office:value-type="string">
            <text:p text:style-name="P2">Checklist Question</text:p>
          </table:table-cell>
          <table:table-cell table:style-name="Table1.A1" office:value-type="string">
            <text:p text:style-name="P2">Yes/No</text:p>
          </table:table-cell>
          <table:table-cell table:style-name="Table1.A1" office:value-type="string">
            <text:p text:style-name="P2">Justification</text:p>
          </table:table-cell>
        </table:table-row>
        <table:table-row>
          <table:table-cell table:style-name="Table1.A1" table:number-columns-spanned="4" office:value-type="string">
            <text:p text:style-name="P2">Global Variables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4" office:value-type="string">
            <text:p text:style-name="P2">Low Coupling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4" office:value-type="string">
            <text:p text:style-name="P2">High Cohesion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oes the module performs multiple unrelated tasks?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4" office:value-type="string">
            <text:p text:style-name="P2">Redundancy/Reusability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5">Black Box</text:p>
      <text:p text:style-name="P5"/>
      <text:p text:style-name="P5">get_neighbors <text:span text:style-name="T1">(maze, y, x)</text:span></text:p>
      <text:p text:style-name="P5"/>
      <text:p text:style-name="P7"><text:span text:style-name="T2">we will assume the maze input as such : <text:s text:c="6"/></text:span>[ ['+', '-', '+'], </text:p>
      <text:p text:style-name="P7"><text:tab/><text:tab/><text:tab/><text:tab/><text:tab/><text:tab/>['|', '<text:span text:style-name="T7">+</text:span>', '|'], </text:p>
      <text:p text:style-name="P7"><text:tab/><text:tab/><text:tab/><text:tab/><text:tab/><text:tab/>['+', '-', '+'] ]</text:p>
      <text:p text:style-name="P5"/>
      <text:p text:style-name="P5"/>
      <text:p text:style-name="P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Category</text:p>
          </table:table-cell>
          <table:table-cell table:style-name="Table2.A1" office:value-type="string">
            <text:p text:style-name="P34">Test Data</text:p>
          </table:table-cell>
          <table:table-cell table:style-name="Table2.A1" office:value-type="string">
            <text:p text:style-name="P34">Expected Result</text:p>
          </table:table-cell>
        </table:table-row>
        <table:table-row>
          <table:table-cell table:style-name="Table2.A1" office:value-type="string">
            <text:p text:style-name="P38">Top left corner</text:p>
            <text:p text:style-name="P38">y = 0, x = 0</text:p>
          </table:table-cell>
          <table:table-cell table:style-name="Table2.A1" office:value-type="string">
            <text:p text:style-name="P20">Y <text:s/>= 0, <text:span text:style-name="T3">x = 0</text:span></text:p>
          </table:table-cell>
          <table:table-cell table:style-name="Table2.A1" office:value-type="string">
            <text:p text:style-name="P30"><text:span text:style-name="T3">U</text:span><text:span text:style-name="T2">p = ‘ ‘</text:span>, <text:span text:style-name="T3">down = ‘|’, left = ‘ ‘, </text:span><text:span text:style-name="T4">right = ‘-’</text:span></text:p>
          </table:table-cell>
        </table:table-row>
        <table:table-row>
          <table:table-cell table:style-name="Table2.A1" office:value-type="string">
            <text:p text:style-name="Table_20_Contents">Bottom right corner</text:p>
            <text:p text:style-name="P33">y = len(maze) -1, x = len(maze[y]) -1</text:p>
          </table:table-cell>
          <table:table-cell table:style-name="Table2.A1" office:value-type="string">
            <text:p text:style-name="P20">Y = <text:span text:style-name="T6">2</text:span><text:span text:style-name="T5">, x=</text:span><text:span text:style-name="T6">2 </text:span></text:p>
          </table:table-cell>
          <table:table-cell table:style-name="Table2.A1" office:value-type="string">
            <text:p text:style-name="P20">Up = ‘<text:span text:style-name="T6">|’, down = ‘ ‘, left = ‘-’, right = ‘ ‘</text:span></text:p>
          </table:table-cell>
        </table:table-row>
        <table:table-row>
          <table:table-cell table:style-name="Table2.A1" office:value-type="string">
            <text:p text:style-name="P17">Middle Cell</text:p>
            <text:p text:style-name="P31">y&gt; 0 AND y &lt; len(maze)-1, X&gt;0 AND X &lt; len(maze[y])-1</text:p>
          </table:table-cell>
          <table:table-cell table:style-name="Table2.A1" office:value-type="string">
            <text:p text:style-name="P18">Y = 1, x =1</text:p>
          </table:table-cell>
          <table:table-cell table:style-name="Table2.A1" office:value-type="string">
            <text:p text:style-name="P20">Up = ‘-<text:span text:style-name="T6">’, down = ‘-‘, left = ‘</text:span><text:span text:style-name="T7">|</text:span><text:span text:style-name="T6">’, right = ‘</text:span><text:span text:style-name="T7">|</text:span><text:span text:style-name="T6">‘</text:span></text:p>
          </table:table-cell>
        </table:table-row>
        <table:table-row>
          <table:table-cell table:style-name="Table2.A1" office:value-type="string">
            <text:p text:style-name="P27">Bottom Edge</text:p>
            <text:p text:style-name="P32">y = len(maze) -1, <text:span text:style-name="T8">X&gt;0 AND X &lt; len(maze)-1</text:span></text:p>
          </table:table-cell>
          <table:table-cell table:style-name="Table2.A1" office:value-type="string">
            <text:p text:style-name="P27">Y = 2, x=1</text:p>
          </table:table-cell>
          <table:table-cell table:style-name="Table2.A1" office:value-type="string">
            <text:p text:style-name="P20">Up = ‘<text:span text:style-name="T8">+</text:span><text:span text:style-name="T6">’, down = ‘ ‘, left = ‘</text:span><text:span text:style-name="T8">+</text:span><text:span text:style-name="T6">’, right = ‘</text:span><text:span text:style-name="T8">+</text:span><text:span text:style-name="T6">‘</text:span></text:p>
          </table:table-cell>
        </table:table-row>
        <table:table-row table:style-name="Table2.6">
          <table:table-cell table:style-name="Table2.A1" office:value-type="string">
            <text:p text:style-name="P27">Right Edge</text:p>
            <text:p text:style-name="P31">y&gt; 0 AND y &lt; len(maze)-1, <text:span text:style-name="T6">x = len(maze[y]) -1</text:span></text:p>
          </table:table-cell>
          <table:table-cell table:style-name="Table2.A1" office:value-type="string">
            <text:p text:style-name="P27">Y = 1, x = 2</text:p>
          </table:table-cell>
          <table:table-cell table:style-name="Table2.A1" office:value-type="string">
            <text:p text:style-name="P20">Up = ‘<text:span text:style-name="T8">+</text:span><text:span text:style-name="T6">’, down = ‘</text:span><text:span text:style-name="T8">+</text:span><text:span text:style-name="T6">‘, left = ‘</text:span><text:span text:style-name="T8">+</text:span><text:span text:style-name="T6">’, right = ‘ ‘</text:span></text:p>
          </table:table-cell>
        </table:table-row>
      </table:table>
      <text:p text:style-name="P9"/>
      <text:p text:style-name="P5"/>
      <text:p text:style-name="P55">We chose test values to cover different positions in the maze: middle, corners, and edges. This ensures we test all possible neighbor configurations. </text:p>
      <text:list xml:id="list738426172" text:style-name="L7">
        <text:list-item>
          <text:p text:style-name="P56">We included edge cases like an empty maze and a single-cell maze to test the function's <text:soft-page-break/>behavior in extreme situations. </text:p>
        </text:list-item>
      </text:list>
      <text:list xml:id="list3336500892" text:style-name="L8">
        <text:list-item>
          <text:p text:style-name="P57">We used simple, small mazes to make the expected outputs easy to calculate and verify. </text:p>
        </text:list-item>
      </text:list>
      <text:list xml:id="list3924237790" text:style-name="L9">
        <text:list-item>
          <text:p text:style-name="P58">We ensured that our test cases cover situations where each of the four neighbor positions (up, down, left, right) could be out of bounds.</text:p>
        </text:list-item>
      </text:list>
      <text:p text:style-name="P5"/>
      <text:p text:style-name="P5"/>
      <text:p text:style-name="P5"/>
      <text:p text:style-name="P5">character_converter</text:p>
      <text:p text:style-name="P10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Category</text:p>
          </table:table-cell>
          <table:table-cell table:style-name="Table3.A1" office:value-type="string">
            <text:p text:style-name="P35">Test Data</text:p>
          </table:table-cell>
          <table:table-cell table:style-name="Table3.A1" office:value-type="string">
            <text:p text:style-name="P35">Expected Result</text:p>
          </table:table-cell>
        </table:table-row>
        <table:table-row>
          <table:table-cell table:style-name="Table3.A1" office:value-type="string">
            <text:p text:style-name="P40"><text:span text:style-name="T9">Full</text:span> Line</text:p>
          </table:table-cell>
          <table:table-cell table:style-name="Table3.A1" office:value-type="string">
            <text:p text:style-name="P22">Maze = <text:span text:style-name="T7">[['</text:span><text:span text:style-name="T11">|</text:span><text:span text:style-name="T7">',' ',' '],['</text:span><text:span text:style-name="T11">+</text:span><text:span text:style-name="T7">',' ','</text:span><text:span text:style-name="T11">+</text:span><text:span text:style-name="T7">'],['</text:span><text:span text:style-name="T11">|</text:span><text:span text:style-name="T7">',' ',' ']];</text:span> y=1, x=0</text:p>
          </table:table-cell>
          <table:table-cell table:style-name="Table3.A1" office:value-type="string">
            <text:p text:style-name="P39">'\u2503' (┃)</text:p>
          </table:table-cell>
        </table:table-row>
        <table:table-row>
          <table:table-cell table:style-name="Table3.A1" office:value-type="string">
            <text:p text:style-name="P41">Half Line</text:p>
          </table:table-cell>
          <table:table-cell table:style-name="Table3.A1" office:value-type="string">
            <text:p text:style-name="P42">Maze = <text:span text:style-name="T7">[[' ',' ',' '],['-','</text:span><text:span text:style-name="T10">+</text:span><text:span text:style-name="T7">',' '],[' ',' ',' ']];</text:span> y=<text:span text:style-name="T11">1</text:span>, x=1</text:p>
          </table:table-cell>
          <table:table-cell table:style-name="Table3.A1" office:value-type="string">
            <text:p text:style-name="P39">'\u25<text:span text:style-name="T10">78</text:span>' (━)</text:p>
          </table:table-cell>
        </table:table-row>
        <table:table-row>
          <table:table-cell table:style-name="Table3.A1" office:value-type="string">
            <text:p text:style-name="P41">Intersection <text:span text:style-name="T10">right</text:span></text:p>
          </table:table-cell>
          <table:table-cell table:style-name="Table3.A1" office:value-type="string">
            <text:p text:style-name="P19">Maze = [[' ','<text:span text:style-name="T10">|</text:span>',' '],[' ','<text:span text:style-name="T10">+</text:span>','-'],[' ','<text:span text:style-name="T10">|</text:span>',' ']]; y=1, x=<text:span text:style-name="T11">1</text:span></text:p>
          </table:table-cell>
          <table:table-cell table:style-name="Table3.A1" office:value-type="string">
            <text:p text:style-name="P21">'\u2523' (┣)</text:p>
          </table:table-cell>
        </table:table-row>
        <table:table-row table:style-name="Table3.5">
          <table:table-cell table:style-name="Table3.A1" office:value-type="string">
            <text:p text:style-name="P41">Intersection up</text:p>
          </table:table-cell>
          <table:table-cell table:style-name="Table3.A1" office:value-type="string">
            <text:p text:style-name="P28">Maze = [[' ','<text:span text:style-name="T10">|</text:span>',' '],['-','<text:span text:style-name="T10">+</text:span>','-'],[' ',' ',' ']]; y=<text:span text:style-name="T11">1</text:span>, x=1</text:p>
          </table:table-cell>
          <table:table-cell table:style-name="Table3.A1" office:value-type="string">
            <text:p text:style-name="P21">'\u253B' (┻)</text:p>
          </table:table-cell>
        </table:table-row>
        <table:table-row table:style-name="Table3.6">
          <table:table-cell table:style-name="Table3.A1" office:value-type="string">
            <text:p text:style-name="P41">Corner</text:p>
          </table:table-cell>
          <table:table-cell table:style-name="Table3.A1" office:value-type="string">
            <text:p text:style-name="P29">Maze = [[' ',' ','<text:span text:style-name="T11">|</text:span>'<text:span text:style-name="T11">]</text:span>,['<text:span text:style-name="T11">+</text:span>','-','<text:span text:style-name="T11">+</text:span>']]; y=<text:span text:style-name="T11">1</text:span>, x=<text:span text:style-name="T11">2</text:span></text:p>
          </table:table-cell>
          <table:table-cell table:style-name="Table3.A1" office:value-type="string">
            <text:p text:style-name="P21">'\u251B' (┛)</text:p>
          </table:table-cell>
        </table:table-row>
      </table:table>
      <text:p text:style-name="P10"/>
      <text:p text:style-name="P54">We chose test values to cover different types of junctions and lines that could appear in a maze: vertical lines, horizontal lines, T-junctions, corners, and isolated points. </text:p>
      <text:list xml:id="list481286684" text:style-name="L2">
        <text:list-item>
          <text:p text:style-name="P50">We included cases for each type of box-drawing character that the function is expected to produce. </text:p>
        </text:list-item>
      </text:list>
      <text:list xml:id="list1093959210" text:style-name="L3">
        <text:list-item>
          <text:p text:style-name="P51">We used simple, small maze segments to make the expected outputs easy to calculate and verify. </text:p>
        </text:list-item>
      </text:list>
      <text:list xml:id="list657568098" text:style-name="L4">
        <text:list-item>
          <text:p text:style-name="P52">We included an edge case with a non-junction, non-line character to test the function's behavior with unexpected input. </text:p>
        </text:list-item>
      </text:list>
      <text:list xml:id="list3030456778" text:style-name="L5">
        <text:list-item>
          <text:p text:style-name="P53">The test cases cover various positions in a maze (edges, corners, middle) to ensure the function works correctly regardless of the cell's position.</text:p>
        </text:list-item>
      </text:list>
      <text:p text:style-name="P13">generate_maze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5">Category</text:p>
          </table:table-cell>
          <table:table-cell table:style-name="Table4.A1" office:value-type="string">
            <text:p text:style-name="P35">Test Data</text:p>
          </table:table-cell>
          <table:table-cell table:style-name="Table4.A1" office:value-type="string">
            <text:p text:style-name="P35">Expected Result</text:p>
          </table:table-cell>
        </table:table-row>
        <table:table-row>
          <table:table-cell table:style-name="Table4.A1" office:value-type="string">
            <text:p text:style-name="P43">Maze[y][x]</text:p>
          </table:table-cell>
          <table:table-cell table:style-name="Table4.A1" office:value-type="string">
            <text:p text:style-name="P23">Maze = <text:span text:style-name="T7">[['</text:span><text:span text:style-name="T11">|</text:span><text:span text:style-name="T7">',' ','</text:span><text:span text:style-name="T12">|</text:span><text:span text:style-name="T7">'],['</text:span><text:span text:style-name="T11">+</text:span><text:span text:style-name="T7">',' ','</text:span><text:span text:style-name="T11">+</text:span><text:span text:style-name="T7">'],['</text:span><text:span text:style-name="T11">|</text:span><text:span text:style-name="T7">',' ','</text:span><text:span text:style-name="T12">|</text:span><text:span text:style-name="T7">']];</text:span></text:p>
          </table:table-cell>
          <table:table-cell table:style-name="Table4.A1" office:value-type="string">
            <text:p text:style-name="P23">Maze = <text:span text:style-name="T7">[[''┃,' ','┃'],['┃',' ','┃'],['┃',' ','┃']];</text:span></text:p>
          </table:table-cell>
        </table:table-row>
      </table:table>
      <text:p text:style-name="P14"/>
      <text:p text:style-name="P5"/>
      <text:p text:style-name="P5"/>
      <text:p text:style-name="P5">read_maze</text:p>
      <text:p text:style-name="P5"/>
      <text:p text:style-name="P1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6">Category</text:p>
          </table:table-cell>
          <table:table-cell table:style-name="Table5.A1" office:value-type="string">
            <text:p text:style-name="P36">Test Data</text:p>
          </table:table-cell>
          <table:table-cell table:style-name="Table5.A1" office:value-type="string">
            <text:p text:style-name="P36">Expected Result</text:p>
          </table:table-cell>
        </table:table-row>
        <table:table-row>
          <table:table-cell table:style-name="Table5.A1" office:value-type="string">
            <text:p text:style-name="P44">Valid <text:span text:style-name="T14">filepath\filename</text:span></text:p>
          </table:table-cell>
          <table:table-cell table:style-name="Table5.A1" office:value-type="string">
            <text:p text:style-name="P24">‘<text:span text:style-name="T13">maze_input.txt’</text:span></text:p>
          </table:table-cell>
          <table:table-cell table:style-name="Table5.A1" office:value-type="string">
            <text:p text:style-name="P48">Maze converted into array and reutrned.</text:p>
            <text:p text:style-name="P24">Maze = <text:span text:style-name="T7">[[''</text:span><text:span text:style-name="T14">|</text:span><text:span text:style-name="T7">,' ','</text:span><text:span text:style-name="T14">|</text:span><text:span text:style-name="T7">'],['</text:span><text:span text:style-name="T14">+</text:span><text:span text:style-name="T7">',' ','</text:span><text:span text:style-name="T14">+</text:span><text:span text:style-name="T7">'],['</text:span><text:span text:style-name="T14">|</text:span><text:span text:style-name="T7">',' ','</text:span><text:span text:style-name="T14">|</text:span><text:span text:style-name="T7">']];</text:span></text:p>
          </table:table-cell>
        </table:table-row>
        <table:table-row>
          <table:table-cell table:style-name="Table5.A1" office:value-type="string">
            <text:p text:style-name="P46">empty field </text:p>
          </table:table-cell>
          <table:table-cell table:style-name="Table5.A1" office:value-type="string">
            <text:p text:style-name="P25">‘<text:span text:style-name="T13">’</text:span></text:p>
          </table:table-cell>
          <table:table-cell table:style-name="Table5.A1" office:value-type="string">
            <text:p text:style-name="P24">Please provide two filenames (input.<text:span text:style-name="T13">txt</text:span>)(output.<text:span text:style-name="T13">txt</text:span>)</text:p>
          </table:table-cell>
        </table:table-row>
        <text:soft-page-break/>
        <table:table-row>
          <table:table-cell table:style-name="Table5.A1" office:value-type="string">
            <text:p text:style-name="P48">Invalid filepath</text:p>
          </table:table-cell>
          <table:table-cell table:style-name="Table5.A1" office:value-type="string">
            <text:p text:style-name="P48">‘home/maze.txt’ (file does not exist here)</text:p>
          </table:table-cell>
          <table:table-cell table:style-name="Table5.A1" office:value-type="string">
            <text:p text:style-name="P48">FileNotFoundError: [Errno 2] No such file or directory: 'home/maze_output.txt'</text:p>
          </table:table-cell>
        </table:table-row>
      </table:table>
      <text:p text:style-name="P11">save_maze</text:p>
      <text:p text:style-name="P1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7">Category</text:p>
          </table:table-cell>
          <table:table-cell table:style-name="Table6.A1" office:value-type="string">
            <text:p text:style-name="P37">Test Data</text:p>
          </table:table-cell>
          <table:table-cell table:style-name="Table6.A1" office:value-type="string">
            <text:p text:style-name="P37">Expected Result</text:p>
          </table:table-cell>
        </table:table-row>
        <table:table-row>
          <table:table-cell table:style-name="Table6.A1" office:value-type="string">
            <text:p text:style-name="P45">Valid name</text:p>
          </table:table-cell>
          <table:table-cell table:style-name="Table6.A1" office:value-type="string">
            <text:p text:style-name="P25">‘<text:span text:style-name="T13">maze_</text:span><text:span text:style-name="T14">output</text:span><text:span text:style-name="T13">.txt’</text:span></text:p>
          </table:table-cell>
          <table:table-cell table:style-name="Table6.A1" office:value-type="string">
            <text:p text:style-name="P48">Files saved under name maze_output.txt in the same directory as python file</text:p>
          </table:table-cell>
        </table:table-row>
        <table:table-row>
          <table:table-cell table:style-name="Table6.A1" office:value-type="string">
            <text:p text:style-name="P47">empty field</text:p>
          </table:table-cell>
          <table:table-cell table:style-name="Table6.A1" office:value-type="string">
            <text:p text:style-name="P25">‘<text:span text:style-name="T13">’</text:span></text:p>
          </table:table-cell>
          <table:table-cell table:style-name="Table6.A1" office:value-type="string">
            <text:p text:style-name="P25">Please provide two filenames (input.<text:span text:style-name="T13">txt</text:span>)(output.<text:span text:style-name="T13">txt</text:span>)</text:p>
          </table:table-cell>
        </table:table-row>
      </table:table>
      <text:p text:style-name="P25"/>
      <text:p text:style-name="P5">print_maze</text:p>
      <text:p text:style-name="P12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7">Category</text:p>
          </table:table-cell>
          <table:table-cell table:style-name="Table7.A1" office:value-type="string">
            <text:p text:style-name="P37">Test Data</text:p>
          </table:table-cell>
          <table:table-cell table:style-name="Table7.A1" office:value-type="string">
            <text:p text:style-name="P37">Expected Result</text:p>
          </table:table-cell>
        </table:table-row>
        <table:table-row>
          <table:table-cell table:style-name="Table7.A1" office:value-type="string">
            <text:p text:style-name="P49">Valid Array</text:p>
          </table:table-cell>
          <table:table-cell table:style-name="Table7.A1" office:value-type="string">
            <text:p text:style-name="P26"><text:span text:style-name="T15">Maze = </text:span><text:span text:style-name="T7">[[''┃,' ','┃'],['┃',' ','┃'],['┃',' ','┃']];</text:span></text:p>
          </table:table-cell>
          <table:table-cell table:style-name="Table7.A1" office:value-type="string">
            <text:p text:style-name="P26"/>
            <text:p text:style-name="P26"><text:span text:style-name="T7">┃ <text:s text:c="2"/>┃</text:span></text:p>
            <text:p text:style-name="P26"><text:span text:style-name="T7">┃ <text:s text:c="2"/>┃</text:span></text:p>
            <text:p text:style-name="P26"><text:span text:style-name="T7">┃ <text:s text:c="2"/>┃</text:span></text:p>
          </table:table-cell>
        </table:table-row>
        <table:table-row>
          <table:table-cell table:style-name="Table7.A1" office:value-type="string">
            <text:p text:style-name="P47">empty field</text:p>
          </table:table-cell>
          <table:table-cell table:style-name="Table7.A1" office:value-type="string">
            <text:p text:style-name="P25">‘<text:span text:style-name="T13">’</text:span></text:p>
          </table:table-cell>
          <table:table-cell table:style-name="Table7.A1" office:value-type="string">
            <text:p text:style-name="P25">Please provide two filenames (input.<text:span text:style-name="T13">txt</text:span>)(output.<text:span text:style-name="T13">txt</text:span>)</text:p>
          </table:table-cell>
        </table:table-row>
      </table:table>
      <text:p text:style-name="P12">Main</text:p>
      <text:p text:style-name="P12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7">Category</text:p>
          </table:table-cell>
          <table:table-cell table:style-name="Table8.A1" office:value-type="string">
            <text:p text:style-name="P37">Test Data</text:p>
          </table:table-cell>
          <table:table-cell table:style-name="Table8.A1" office:value-type="string">
            <text:p text:style-name="P37">Expected Result</text:p>
          </table:table-cell>
        </table:table-row>
        <table:table-row>
          <table:table-cell table:style-name="Table8.A1" office:value-type="string">
            <text:p text:style-name="P45">Valid name</text:p>
          </table:table-cell>
          <table:table-cell table:style-name="Table8.A1" office:value-type="string">
            <text:p text:style-name="P25">‘<text:span text:style-name="T13">maze_</text:span><text:span text:style-name="T14">output</text:span><text:span text:style-name="T13">.txt’</text:span></text:p>
          </table:table-cell>
          <table:table-cell table:style-name="Table8.A1" office:value-type="string">
            <text:p text:style-name="P48">Files saved and maze generated.</text:p>
            <text:p text:style-name="P25">Maze = <text:span text:style-name="T7">[[''┃,' ','┃'],['┃',' ','┃'],['┃',' ','┃']];</text:span></text:p>
          </table:table-cell>
        </table:table-row>
        <table:table-row>
          <table:table-cell table:style-name="Table8.A1" office:value-type="string">
            <text:p text:style-name="P47">empty field</text:p>
          </table:table-cell>
          <table:table-cell table:style-name="Table8.A1" office:value-type="string">
            <text:p text:style-name="P25">‘<text:span text:style-name="T13">’</text:span></text:p>
          </table:table-cell>
          <table:table-cell table:style-name="Table8.A1" office:value-type="string">
            <text:p text:style-name="P25">Please provide two filenames (input.<text:span text:style-name="T13">txt</text:span>)(output.<text:span text:style-name="T13">txt</text:span>)</text:p>
          </table:table-cell>
        </table:table-row>
      </table:table>
      <text:p text:style-name="P15"/>
      <text:p text:style-name="P15"/>
      <text:p text:style-name="P16">Whitebox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6:19:37.359883450</dc:date>
    <meta:editing-duration>PT1H5M25S</meta:editing-duration>
    <meta:editing-cycles>10</meta:editing-cycles>
    <meta:generator>LibreOffice/7.3.7.2$Linux_X86_64 LibreOffice_project/30$Build-2</meta:generator>
    <meta:document-statistic meta:table-count="8" meta:image-count="0" meta:object-count="0" meta:page-count="3" meta:paragraph-count="123" meta:word-count="674" meta:character-count="3988" meta:non-whitespace-character-count="3407"/>
  </office:meta>
</office:document-meta>
</file>